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color="#012269" draw:textarea-horizontal-align="justify" draw:textarea-vertical-align="middle" draw:auto-grow-height="false" fo:min-height="21.975cm" fo:min-width="44.5cm" loext:decorative="false"/>
    </style:style>
    <style:style style:name="gr2" style:family="graphic" style:parent-style-name="standard">
      <style:graphic-properties draw:stroke="none" draw:fill="gradient" draw:fill-gradient-name="Gradient_20_27" draw:textarea-horizontal-align="justify" draw:textarea-vertical-align="middle" draw:auto-grow-height="false" fo:min-height="21.975cm" fo:min-width="34.5cm" loext:decorative="false"/>
    </style:style>
    <style:style style:name="gr3" style:family="graphic">
      <style:graphic-properties style:writing-mode="lr-tb" loext:decorative="false"/>
    </style:style>
    <style:style style:name="gr4" style:family="graphic" style:parent-style-name="standard">
      <style:graphic-properties draw:stroke="none" draw:fill="gradient" draw:fill-color="#99a6c3" draw:fill-gradient-name="Gradient_20_24" draw:textarea-horizontal-align="justify" draw:textarea-vertical-align="middle" draw:auto-grow-height="false" fo:min-height="8.956cm" fo:min-width="8.993cm" loext:decorative="false"/>
    </style:style>
    <style:style style:name="gr5" style:family="graphic" style:parent-style-name="standard">
      <style:graphic-properties draw:stroke="none" draw:fill="solid" draw:fill-color="#012269" draw:textarea-vertical-align="middle" loext:decorative="false"/>
    </style:style>
    <style:style style:name="gr6" style:family="graphic" style:parent-style-name="standard">
      <style:graphic-properties draw:stroke="none" draw:fill="solid" draw:fill-color="#ffffff" draw:textarea-horizontal-align="justify" draw:textarea-vertical-align="middle" draw:auto-grow-height="false" fo:min-height="3.254cm" fo:min-width="3.004cm" loext:decorative="false"/>
    </style:style>
    <style:style style:name="gr7" style:family="graphic" style:parent-style-name="standard">
      <style:graphic-properties draw:stroke="none" svg:stroke-width="0.1cm" svg:stroke-color="#ffffff" draw:marker-start-width="0.5cm" draw:marker-end-width="0.5cm" draw:stroke-linejoin="miter" draw:fill="solid" draw:fill-color="#012269" draw:textarea-horizontal-align="center" draw:textarea-vertical-align="middle" loext:decorative="false"/>
    </style:style>
    <style:style style:name="gr8" style:family="graphic" style:parent-style-name="objectwithoutfill">
      <style:graphic-properties draw:stroke="none" svg:stroke-width="0.1cm" svg:stroke-color="#ffffff" draw:marker-start-width="0.35cm" draw:marker-end-width="0.35cm" draw:stroke-linejoin="miter" svg:stroke-linecap="square" draw:fill="solid" draw:fill-color="#ff950e" draw:textarea-horizontal-align="center" draw:textarea-vertical-align="middle" fo:padding-top="0.175cm" fo:padding-bottom="0.175cm" fo:padding-left="0.3cm" fo:padding-right="0.3cm" loext:decorative="false"/>
    </style:style>
    <style:style style:name="gr9" style:family="graphic" style:parent-style-name="standard">
      <style:graphic-properties draw:stroke="none" draw:fill-color="#ff950e" draw:textarea-horizontal-align="justify" draw:textarea-vertical-align="middle" draw:auto-grow-height="false" fo:min-height="0.178cm" fo:min-width="0.514cm" loext:decorative="false"/>
    </style:style>
    <style:style style:name="gr10" style:family="graphic" style:parent-style-name="standard">
      <style:graphic-properties draw:stroke="none" draw:fill-color="#ff950e" draw:textarea-horizontal-align="justify" draw:textarea-vertical-align="middle" draw:auto-grow-height="false" fo:min-height="0.15cm" fo:min-width="1.501cm" loext:decorative="false"/>
    </style:style>
    <style:style style:name="gr11" style:family="graphic" style:parent-style-name="standard">
      <style:graphic-properties draw:stroke="none" svg:stroke-width="0.423cm" svg:stroke-color="#012269" draw:marker-start-width="0.634cm" draw:marker-end-width="0.634cm" draw:fill="solid" draw:fill-color="#012269" draw:textarea-horizontal-align="justify" draw:textarea-vertical-align="middle" draw:auto-grow-height="false" fo:min-height="0.654cm" fo:min-width="0.405cm" fo:padding-top="0.336cm" fo:padding-bottom="0.336cm" fo:padding-left="0.461cm" fo:padding-right="0.461cm" loext:decorative="false"/>
    </style:style>
    <style:style style:name="gr12" style:family="graphic" style:parent-style-name="objectwithoutfill">
      <style:graphic-properties draw:stroke="solid" svg:stroke-width="0.423cm" svg:stroke-color="#012269" draw:marker-start-width="0.634cm" draw:marker-end-width="0.634cm" svg:stroke-linecap="round" draw:fill="solid" draw:fill-color="#012269" draw:textarea-vertical-align="middle" fo:padding-top="0.336cm" fo:padding-bottom="0.336cm" fo:padding-left="0.461cm" fo:padding-right="0.461cm" loext:decorative="false"/>
    </style:style>
    <style:style style:name="gr13" style:family="graphic" style:parent-style-name="standard">
      <style:graphic-properties draw:stroke="none" svg:stroke-width="0.423cm" svg:stroke-color="#012269" draw:marker-start-width="0.634cm" draw:marker-end-width="0.634cm" draw:fill="solid" draw:fill-color="#012269" draw:textarea-horizontal-align="justify" draw:textarea-vertical-align="middle" draw:auto-grow-height="false" fo:min-height="0.653cm" fo:min-width="0.404cm" fo:padding-top="0.336cm" fo:padding-bottom="0.336cm" fo:padding-left="0.461cm" fo:padding-right="0.461cm" loext:decorative="false"/>
    </style:style>
    <style:style style:name="gr14" style:family="graphic" style:parent-style-name="standard">
      <style:graphic-properties draw:stroke="none" svg:stroke-width="0.423cm" svg:stroke-color="#012269" draw:marker-start-width="0.634cm" draw:marker-end-width="0.634cm" draw:fill="solid" draw:fill-color="#012269" draw:textarea-horizontal-align="justify" draw:textarea-vertical-align="middle" draw:auto-grow-height="false" fo:min-height="0.653cm" fo:min-width="0.403cm" fo:padding-top="0.336cm" fo:padding-bottom="0.336cm" fo:padding-left="0.461cm" fo:padding-right="0.461cm" loext:decorative="false"/>
    </style:style>
    <style:style style:name="gr15" style:family="graphic" style:parent-style-name="objectwithoutfill">
      <style:graphic-properties svg:stroke-width="0.423cm" svg:stroke-color="#012269" draw:marker-start-width="0.634cm" draw:marker-end-width="0.634cm" svg:stroke-linecap="round" draw:fill="solid" draw:fill-color="#012269" draw:textarea-vertical-align="middle" fo:padding-top="0.336cm" fo:padding-bottom="0.336cm" fo:padding-left="0.461cm" fo:padding-right="0.461cm" loext:decorative="false"/>
    </style:style>
    <style:style style:name="gr16" style:family="graphic" style:parent-style-name="standard">
      <style:graphic-properties draw:stroke="none" svg:stroke-width="0.423cm" svg:stroke-color="#012269" draw:marker-start-width="0.634cm" draw:marker-end-width="0.634cm" draw:fill="solid" draw:fill-color="#012269" draw:textarea-horizontal-align="justify" draw:textarea-vertical-align="middle" draw:auto-grow-height="false" fo:min-height="0.656cm" fo:min-width="0.405cm" fo:padding-top="0.336cm" fo:padding-bottom="0.336cm" fo:padding-left="0.461cm" fo:padding-right="0.461cm" loext:decorative="false"/>
    </style:style>
    <style:style style:name="gr17" style:family="graphic" style:parent-style-name="standard">
      <style:graphic-properties draw:stroke="none" svg:stroke-width="0.423cm" svg:stroke-color="#012269" draw:marker-start-width="0.634cm" draw:marker-end-width="0.634cm" draw:fill="solid" draw:fill-color="#012269" draw:textarea-horizontal-align="justify" draw:textarea-vertical-align="middle" draw:auto-grow-height="false" fo:min-height="0.648cm" fo:min-width="0.403cm" fo:padding-top="0.336cm" fo:padding-bottom="0.336cm" fo:padding-left="0.461cm" fo:padding-right="0.461cm" loext:decorative="false"/>
    </style:style>
    <style:style style:name="gr18" style:family="graphic" style:parent-style-name="standard">
      <style:graphic-properties draw:stroke="none" svg:stroke-width="0.423cm" svg:stroke-color="#012269" draw:marker-start-width="0.634cm" draw:marker-end-width="0.634cm" draw:fill="solid" draw:fill-color="#012269" draw:textarea-horizontal-align="justify" draw:textarea-vertical-align="middle" draw:auto-grow-height="false" fo:min-height="0.651cm" fo:min-width="0.404cm" fo:padding-top="0.336cm" fo:padding-bottom="0.336cm" fo:padding-left="0.461cm" fo:padding-right="0.461cm" loext:decorative="false"/>
    </style:style>
    <style:style style:name="gr19" style:family="graphic" style:parent-style-name="standard">
      <style:graphic-properties draw:stroke="none" svg:stroke-width="0.423cm" svg:stroke-color="#012269" draw:marker-start-width="0.634cm" draw:marker-end-width="0.634cm" draw:fill="solid" draw:fill-color="#012269" draw:textarea-horizontal-align="justify" draw:textarea-vertical-align="middle" draw:auto-grow-height="false" fo:min-height="0.654cm" fo:min-width="0.404cm" fo:padding-top="0.336cm" fo:padding-bottom="0.336cm" fo:padding-left="0.461cm" fo:padding-right="0.461cm" loext:decorative="false"/>
    </style:style>
    <style:style style:name="gr20" style:family="graphic" style:parent-style-name="objectwithoutfill">
      <style:graphic-properties svg:stroke-width="0.423cm" svg:stroke-color="#012269" draw:marker-start-width="0.634cm" draw:marker-end-width="0.634cm" svg:stroke-linecap="round" draw:fill="none" draw:textarea-vertical-align="middle" fo:padding-top="0.334cm" fo:padding-bottom="0.334cm" fo:padding-left="0.459cm" fo:padding-right="0.459cm" loext:decorative="false"/>
    </style:style>
    <style:style style:name="P1" style:family="paragraph">
      <loext:graphic-properties draw:fill-color="#012269"/>
      <style:paragraph-properties fo:text-align="center"/>
    </style:style>
    <style:style style:name="P2" style:family="paragraph">
      <loext:graphic-properties draw:fill="gradient" draw:fill-gradient-name="Gradient_20_27"/>
      <style:paragraph-properties fo:text-align="center"/>
    </style:style>
    <style:style style:name="P3" style:family="paragraph">
      <loext:graphic-properties draw:fill="gradient" draw:fill-color="#99a6c3" draw:fill-gradient-name="Gradient_20_24"/>
      <style:paragraph-properties fo:text-align="center"/>
    </style:style>
    <style:style style:name="P4" style:family="paragraph">
      <loext:graphic-properties draw:fill="solid" draw:fill-color="#012269"/>
      <style:paragraph-properties fo:text-align="center"/>
    </style:style>
    <style:style style:name="P5" style:family="paragraph">
      <loext:graphic-properties draw:fill="solid" draw:fill-color="#ffffff"/>
      <style:paragraph-properties fo:text-align="center"/>
    </style:style>
    <style:style style:name="P6" style:family="paragraph">
      <loext:graphic-properties draw:fill="solid" draw:fill-color="#ff950e"/>
      <style:paragraph-properties fo:text-align="center"/>
    </style:style>
    <style:style style:name="P7" style:family="paragraph">
      <loext:graphic-properties draw:fill-color="#ff950e"/>
      <style:paragraph-properties fo:text-align="center"/>
    </style:style>
    <style:style style:name="P8" style:family="paragraph">
      <loext:graphic-properties draw:fill="none"/>
      <style:paragraph-properties fo:text-align="cente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custom-shape draw:style-name="gr1" draw:text-style-name="P1" draw:layer="layout" svg:width="45cm" svg:height="22.225cm" svg:x="3cm" svg:y="10cm">
          <text:p/>
          <draw:enhanced-geometry svg:viewBox="0 0 21600 21600" draw:type="rectangle" draw:enhanced-path="M 0 0 L 21600 0 21600 21600 0 21600 0 0 Z N"/>
        </draw:custom-shape>
        <draw:custom-shape draw:style-name="gr2" draw:text-style-name="P2" draw:layer="layout" svg:width="35cm" svg:height="22.225cm" svg:x="13cm" svg:y="10cm">
          <text:p/>
          <draw:enhanced-geometry svg:viewBox="0 0 21600 21600" draw:type="rectangle" draw:enhanced-path="M 0 0 L 21600 0 21600 21600 0 21600 0 0 Z N"/>
        </draw:custom-shape>
        <draw:g draw:style-name="gr3">
          <draw:g draw:style-name="gr3">
            <draw:custom-shape draw:style-name="gr4" draw:text-style-name="P3" draw:layer="layout" svg:width="13.423cm" svg:height="13.018cm" svg:x="31.24cm" svg:y="15.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5" draw:text-style-name="P4" draw:layer="layout" svg:width="3.633cm" svg:height="5.493cm" svg:x="36.913cm" svg:y="15.791cm" svg:viewBox="0 0 3634 5494" draw:points="1151,524 642,821 508,1352 0,1563 390,1761 77,2055 879,3225 920,4324 1151,4890 1429,5398 1972,5494 2877,4069 3503,3637 3011,3209 3599,3286 3266,2835 3634,2503 2819,1282 2413,467 1563,0">
              <text:p/>
            </draw:polygon>
            <draw:path draw:style-name="gr5" draw:text-style-name="P4" draw:layer="layout" svg:width="2.933cm" svg:height="3.66cm" svg:x="41.685cm" svg:y="22.393cm" svg:viewBox="0 0 2934 3661" svg:d="M805 1398l-687 981-118 684 591 214 604-412 54 796c0 0 432-450 633-751 78-137 413-683 625-1211s246-725 324-1051 103-648 103-648l-742 458-607 374z">
              <text:p/>
            </draw:path>
            <draw:path draw:style-name="gr5" draw:text-style-name="P4" draw:layer="layout" svg:width="2.13cm" svg:height="5.561cm" svg:x="42.528cm" svg:y="17.881cm" svg:viewBox="0 0 2131 5562" svg:d="M627 1666l-134 645 546 627-80 703-546 684 390 236h-115l-688 352 119 649 431-355 566-722 297-160 154 255 137-489 134 275 293-924c0 0-42-584-120-938-133-491-174-707-383-1200s-339-671-493-949l-390-355-467 195z">
              <text:p/>
            </draw:path>
            <draw:polygon draw:style-name="gr5" draw:text-style-name="P4" draw:layer="layout" svg:width="4.426cm" svg:height="2.367cm" svg:x="34.356cm" svg:y="25.594cm" svg:viewBox="0 0 4427 2368" draw:points="0,642 355,1074 668,1368 1253,1582 1333,2090 1822,2368 2666,2074 3426,1915 4171,1566 4427,1173 3113,1016 2800,761 1978,431 1333,332 591,0 80,153">
              <text:p/>
            </draw:polygon>
            <draw:polygon draw:style-name="gr5" draw:text-style-name="P4" draw:layer="layout" svg:width="5.614cm" svg:height="8.767cm" svg:x="31.24cm" svg:y="17.427cm" svg:viewBox="0 0 5615 8768" draw:points="68,5187 255,5853 763,6696 1137,7380 1841,7946 2601,8438 2914,8729 3506,8768 2975,8592 2719,8202 2192,7965 2272,7713 2074,7617 1799,7713 1486,7476 1451,6907 1914,6927 2525,7205 2857,7652 2819,7006 3250,6907 3365,6498 3854,6399 4260,6128 4522,6364 5107,6128 4503,5933 4519,5731 3931,5639 4580,5501 5149,5658 5615,5402 5363,5226 4912,5284 5206,4971 5030,4894 4794,4485 4656,4248 4503,4485 4228,4386 3953,3778 3541,3622 3311,4092 3407,4581 3170,4734 3193,5188 2914,5165 2819,4638 2253,4226 1917,3740 2176,3286 2700,3034 3346,2762 3483,2292 3208,2270 2819,2682 2914,2116 2838,1547 2624,1742 2349,2212 1940,2136 1997,1861 2288,1704 2467,1017 2135,1391 2176,883 1780,959 1722,1413 1348,959 1722,0 1077,646 840,1058 469,1762 224,2525 132,2924 57,3335 3,3864 0,4373 30,4717">
              <text:p/>
            </draw:polygon>
          </draw:g>
          <draw:g draw:style-name="gr3">
            <draw:custom-shape draw:style-name="gr6" draw:text-style-name="P5" draw:layer="layout" svg:width="4.954cm" svg:height="4.954cm" svg:x="36.743cm" svg:y="21.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gr3">
              <draw:path draw:style-name="gr7" draw:text-style-name="P4" draw:layer="layout" svg:width="1.771cm" svg:height="2.999cm" svg:x="38.949cm" svg:y="22.537cm" svg:viewBox="0 0 1772 3000" svg:d="M1344 1929v-1179l-821 1179zM1344 3000v-643h-1344v-426l1344-1931h423l5 3000z">
                <text:p/>
              </draw:path>
              <draw:path draw:style-name="gr8" draw:text-style-name="P6" draw:layer="layout" svg:width="2.308cm" svg:height="1.713cm" svg:x="37.72cm" svg:y="22.537cm" svg:viewBox="0 0 2309 1714" svg:d="M1 1071h642v-428h-642c0 0-3 53 0-214 4-268 228-429 429-429s1252 0 1879 0c-397 571-1192 1714-1192 1714h-1116z">
                <text:p/>
              </draw:path>
              <draw:custom-shape draw:style-name="gr9" draw:text-style-name="P7" draw:layer="layout" svg:width="1.014cm" svg:height="0.428cm" svg:x="37.721cm" svg:y="24.466cm">
                <text:p/>
                <draw:enhanced-geometry svg:viewBox="0 0 21600 21600" draw:type="rectangle" draw:enhanced-path="M 0 0 L 21600 0 21600 21600 0 21600 0 0 Z N"/>
              </draw:custom-shape>
              <draw:path draw:style-name="gr10" draw:text-style-name="P7" draw:layer="layout" svg:width="2.356cm" svg:height="0.428cm" svg:x="37.72cm" svg:y="25.108cm" svg:viewBox="0 0 2357 429" svg:d="M213 429c0 0-74-10-106-29s-60-46-78-79c-19-32-29-69-29-107 0-7 1-214 1-214h2356v429z">
                <text:p/>
              </draw:path>
            </draw:g>
          </draw:g>
          <draw:g draw:style-name="gr3">
            <draw:custom-shape draw:style-name="gr11" draw:text-style-name="P4" xml:id="id1" draw:id="id1" draw:layer="layout" svg:width="1.279cm" svg:height="1.278cm" svg:x="37.299cm" svg:y="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2" draw:text-style-name="P4" draw:layer="layout" draw:type="line" svg:x1="37.939cm" svg:y1="12.278cm" svg:x2="36.836cm" svg:y2="13.263cm" draw:start-shape="id1" draw:start-glue-point="8" svg:d="M37939 12278l-1103 985" svg:viewBox="0 0 1104 986">
              <text:p/>
            </draw:connector>
            <draw:connector draw:style-name="gr12" draw:text-style-name="P4" draw:layer="layout" draw:type="line" svg:x1="37.939cm" svg:y1="12.278cm" svg:x2="39.07cm" svg:y2="13.263cm" draw:start-shape="id1" draw:start-glue-point="8" svg:d="M37939 12278l1131 985" svg:viewBox="0 0 1132 986">
              <text:p/>
            </draw:connector>
            <draw:connector draw:style-name="gr12" draw:text-style-name="P4" draw:layer="layout" draw:type="line" svg:x1="37.939cm" svg:y1="12.278cm" svg:x2="37.443cm" svg:y2="14.803cm" draw:start-shape="id1" draw:start-glue-point="8" svg:d="M37939 12278l-496 2525" svg:viewBox="0 0 497 2526">
              <text:p/>
            </draw:connector>
            <draw:connector draw:style-name="gr12" draw:text-style-name="P4" draw:layer="layout" draw:type="line" svg:x1="37.939cm" svg:y1="12.278cm" svg:x2="38.44cm" svg:y2="14.803cm" draw:start-shape="id1" draw:start-glue-point="8" svg:d="M37939 12278l501 2525" svg:viewBox="0 0 502 2526">
              <text:p/>
            </draw:connector>
          </draw:g>
          <draw:g draw:style-name="gr3">
            <draw:custom-shape draw:style-name="gr13" draw:text-style-name="P4" xml:id="id2" draw:id="id2" draw:layer="layout" svg:width="1.278cm" svg:height="1.277cm" draw:transform="rotate (-0.315031929984978) translate (40.86cm 11.3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2" draw:text-style-name="P4" draw:layer="layout" draw:type="line" svg:x1="41.071cm" svg:y1="12.784cm" svg:x2="39.722cm" svg:y2="13.381cm" draw:start-shape="id2" draw:start-glue-point="8" svg:d="M41071 12784l-1349 597" svg:viewBox="0 0 1350 598">
              <text:p/>
            </draw:connector>
            <draw:connector draw:style-name="gr12" draw:text-style-name="P4" draw:layer="layout" draw:type="line" svg:x1="41.071cm" svg:y1="12.784cm" svg:x2="41.848cm" svg:y2="14.072cm" draw:start-shape="id2" draw:start-glue-point="8" svg:d="M41071 12784l777 1288" svg:viewBox="0 0 778 1289">
              <text:p/>
            </draw:connector>
            <draw:connector draw:style-name="gr12" draw:text-style-name="P4" draw:layer="layout" draw:type="line" svg:x1="41.071cm" svg:y1="12.784cm" svg:x2="39.824cm" svg:y2="15.034cm" draw:start-shape="id2" draw:start-glue-point="8" svg:d="M41071 12784l-1247 2250" svg:viewBox="0 0 1248 2251">
              <text:p/>
            </draw:connector>
            <draw:connector draw:style-name="gr12" draw:text-style-name="P4" draw:layer="layout" draw:type="line" svg:x1="41.071cm" svg:y1="12.784cm" svg:x2="40.771cm" svg:y2="15.34cm" draw:start-shape="id2" draw:start-glue-point="8" svg:d="M41071 12784l-300 2556" svg:viewBox="0 0 301 2557">
              <text:p/>
            </draw:connector>
          </draw:g>
          <draw:g draw:style-name="gr3">
            <draw:custom-shape draw:style-name="gr14" draw:text-style-name="P4" xml:id="id3" draw:id="id3" draw:layer="layout" svg:width="1.277cm" svg:height="1.277cm" draw:transform="rotate (-0.647168086639497) translate (44.165cm 12.8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5" draw:text-style-name="P4" draw:layer="layout" draw:type="line" svg:x1="43.905cm" svg:y1="14.256cm" svg:x2="42.433cm" svg:y2="14.382cm" draw:start-shape="id3" draw:start-glue-point="8" svg:d="M43905 14256l-1472 126" svg:viewBox="0 0 1473 127">
              <text:p/>
            </draw:connector>
            <draw:connector draw:style-name="gr15" draw:text-style-name="P4" draw:layer="layout" draw:type="line" svg:x1="43.905cm" svg:y1="14.256cm" svg:x2="44.216cm" svg:y2="15.724cm" draw:start-shape="id3" draw:start-glue-point="8" svg:d="M43905 14256l311 1468" svg:viewBox="0 0 312 1469">
              <text:p/>
            </draw:connector>
            <draw:connector draw:style-name="gr15" draw:text-style-name="P4" draw:layer="layout" draw:type="line" svg:x1="43.905cm" svg:y1="14.256cm" svg:x2="41.991cm" svg:y2="15.976cm" draw:start-shape="id3" draw:start-glue-point="8" svg:d="M43905 14256l-1914 1720" svg:viewBox="0 0 1915 1721">
              <text:p/>
            </draw:connector>
            <draw:connector draw:style-name="gr15" draw:text-style-name="P4" draw:layer="layout" draw:type="line" svg:x1="43.905cm" svg:y1="14.256cm" svg:x2="42.784cm" svg:y2="16.577cm" draw:start-shape="id3" draw:start-glue-point="8" svg:d="M43905 14256l-1121 2321" svg:viewBox="0 0 1122 2322">
              <text:p/>
            </draw:connector>
          </draw:g>
          <draw:g draw:style-name="gr3">
            <draw:custom-shape draw:style-name="gr16" draw:text-style-name="P4" xml:id="id4" draw:id="id4" draw:layer="layout" svg:width="1.279cm" svg:height="1.28cm" draw:transform="skewX (-0.000698131700797634) rotate (-1.03044239037745) translate (46.866cm 15.4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5" draw:text-style-name="P4" draw:layer="layout" draw:type="line" svg:x1="46.098cm" svg:y1="16.63cm" svg:x2="44.689cm" svg:y2="16.191cm" draw:start-shape="id4" draw:start-glue-point="8" svg:d="M46098 16630l-1409-439" svg:viewBox="0 0 1410 440">
              <text:p/>
            </draw:connector>
            <draw:connector draw:style-name="gr15" draw:text-style-name="P4" draw:layer="layout" draw:type="line" svg:x1="46.098cm" svg:y1="16.63cm" svg:x2="45.84cm" svg:y2="18.108cm" draw:start-shape="id4" draw:start-glue-point="8" svg:d="M46098 16630l-258 1478" svg:viewBox="0 0 259 1479">
              <text:p/>
            </draw:connector>
            <draw:connector draw:style-name="gr15" draw:text-style-name="P4" draw:layer="layout" draw:type="line" svg:x1="46.098cm" svg:y1="16.63cm" svg:x2="43.679cm" svg:y2="17.507cm" draw:start-shape="id4" draw:start-glue-point="8" svg:d="M46098 16630l-2419 877" svg:viewBox="0 0 2420 878">
              <text:p/>
            </draw:connector>
            <draw:connector draw:style-name="gr15" draw:text-style-name="P4" draw:layer="layout" draw:type="line" svg:x1="46.098cm" svg:y1="16.63cm" svg:x2="44.194cm" svg:y2="18.361cm" draw:start-shape="id4" draw:start-glue-point="8" svg:d="M46098 16630l-1904 1731" svg:viewBox="0 0 1905 1732">
              <text:p/>
            </draw:connector>
          </draw:g>
          <draw:g draw:style-name="gr3">
            <draw:custom-shape draw:style-name="gr17" draw:text-style-name="P4" xml:id="id5" draw:id="id5" draw:layer="layout" svg:width="1.277cm" svg:height="1.27cm" draw:transform="skewX (-0.000872664625997159) rotate (-0.315380995835376) translate (34.227cm 11.35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onnector draw:style-name="gr12" draw:text-style-name="P4" draw:layer="layout" draw:type="line" svg:x1="34.835cm" svg:y1="12.762cm" svg:x2="36.187cm" svg:y2="13.365cm" draw:start-shape="id5" draw:start-glue-point="8" svg:d="M34835 12762l1352 603" svg:viewBox="0 0 1353 604">
              <text:p/>
            </draw:connector>
            <draw:connector draw:style-name="gr12" draw:text-style-name="P4" draw:layer="layout" draw:type="line" svg:x1="34.835cm" svg:y1="12.762cm" svg:x2="34.062cm" svg:y2="14.056cm" draw:start-shape="id5" draw:start-glue-point="8" svg:d="M34835 12762l-773 1294" svg:viewBox="0 0 774 1295">
              <text:p/>
            </draw:connector>
            <draw:connector draw:style-name="gr12" draw:text-style-name="P4" draw:layer="layout" draw:type="line" svg:x1="34.835cm" svg:y1="12.762cm" svg:x2="36.085cm" svg:y2="15.018cm" draw:start-shape="id5" draw:start-glue-point="8" svg:d="M34835 12762l1250 2256" svg:viewBox="0 0 1251 2257">
              <text:p/>
            </draw:connector>
            <draw:connector draw:style-name="gr12" draw:text-style-name="P4" draw:layer="layout" draw:type="line" svg:x1="34.835cm" svg:y1="12.762cm" svg:x2="35.139cm" svg:y2="15.324cm" draw:start-shape="id5" draw:start-glue-point="8" svg:d="M34835 12762l304 2562" svg:viewBox="0 0 305 2563">
              <text:p/>
            </draw:connector>
          </draw:g>
          <draw:g draw:style-name="gr3">
            <draw:custom-shape draw:style-name="gr18" draw:text-style-name="P4" xml:id="id6" draw:id="id6" draw:layer="layout" svg:width="1.278cm" svg:height="1.273cm" draw:transform="rotate (-0.646644487863899) translate (31.312cm 12.83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onnector draw:style-name="gr12" draw:text-style-name="P4" draw:layer="layout" draw:type="line" svg:x1="31.824cm" svg:y1="14.237cm" svg:x2="33.477cm" svg:y2="14.366cm" draw:start-shape="id6" draw:start-glue-point="8" svg:d="M31824 14237l1653 129" svg:viewBox="0 0 1654 130">
              <text:p/>
            </draw:connector>
            <draw:connector draw:style-name="gr12" draw:text-style-name="P4" draw:layer="layout" draw:type="line" svg:x1="31.824cm" svg:y1="14.237cm" svg:x2="31.693cm" svg:y2="15.708cm" draw:start-shape="id6" draw:start-glue-point="8" svg:d="M31824 14237l-131 1471" svg:viewBox="0 0 132 1472">
              <text:p/>
            </draw:connector>
            <draw:connector draw:style-name="gr12" draw:text-style-name="P4" draw:layer="layout" draw:type="line" svg:x1="31.824cm" svg:y1="14.237cm" svg:x2="33.918cm" svg:y2="15.96cm" draw:start-shape="id6" draw:start-glue-point="8" svg:d="M31824 14237l2094 1723" svg:viewBox="0 0 2095 1724">
              <text:p/>
            </draw:connector>
            <draw:connector draw:style-name="gr12" draw:text-style-name="P4" draw:layer="layout" draw:type="line" svg:x1="31.824cm" svg:y1="14.237cm" svg:x2="33.125cm" svg:y2="16.561cm" draw:start-shape="id6" draw:start-glue-point="8" svg:d="M31824 14237l1301 2324" svg:viewBox="0 0 1302 2325">
              <text:p/>
            </draw:connector>
          </draw:g>
          <draw:g draw:style-name="gr3">
            <draw:custom-shape draw:style-name="gr19" draw:text-style-name="P4" xml:id="id7" draw:id="id7" draw:layer="layout" svg:width="1.278cm" svg:height="1.278cm" draw:transform="rotate (-1.03009332452705) translate (29.296cm 15.408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onnector draw:style-name="gr20" draw:text-style-name="P8" draw:layer="layout" draw:type="line" svg:x1="29.627cm" svg:y1="16.614cm" svg:x2="31.22cm" svg:y2="16.175cm" draw:start-shape="id7" draw:start-glue-point="8" svg:d="M29627 16614l1593-439" svg:viewBox="0 0 1594 440">
              <text:p/>
            </draw:connector>
            <draw:connector draw:style-name="gr20" draw:text-style-name="P8" draw:layer="layout" draw:type="line" svg:x1="29.627cm" svg:y1="16.614cm" svg:x2="30.07cm" svg:y2="18.092cm" draw:start-shape="id7" draw:start-glue-point="8" svg:d="M29627 16614l443 1478" svg:viewBox="0 0 444 1479">
              <text:p/>
            </draw:connector>
            <draw:connector draw:style-name="gr20" draw:text-style-name="P8" draw:layer="layout" draw:type="line" svg:x1="29.627cm" svg:y1="16.614cm" svg:x2="32.23cm" svg:y2="17.491cm" draw:start-shape="id7" draw:start-glue-point="8" svg:d="M29627 16614l2603 877" svg:viewBox="0 0 2604 878">
              <text:p/>
            </draw:connector>
            <draw:connector draw:style-name="gr20" draw:text-style-name="P8" draw:layer="layout" draw:type="line" svg:x1="29.627cm" svg:y1="16.614cm" svg:x2="31.716cm" svg:y2="18.345cm" draw:start-shape="id7" draw:start-glue-point="8" svg:d="M29627 16614l2089 1731" svg:viewBox="0 0 2090 1732">
              <text:p/>
            </draw:connector>
          </draw:g>
        </draw:g>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24" draw:display-name="Gradient 24" draw:style="linear" draw:start-color="#ffffff" draw:end-color="#99a6c3" draw:start-intensity="100%" draw:end-intensity="100%" draw:angle="37deg" draw:border="0%">
      <loext:gradient-stop svg:offset="0" loext:color-type="rgb" loext:color-value="#ffffff"/>
      <loext:gradient-stop svg:offset="1" loext:color-type="rgb" loext:color-value="#99a6c3"/>
    </draw:gradient>
    <draw:gradient draw:name="Gradient_20_25" draw:display-name="Gradient 25" draw:style="linear" draw:start-color="#012269" draw:end-color="#ffd7d7" draw:start-intensity="100%" draw:end-intensity="100%" draw:angle="30deg" draw:border="0%">
      <loext:gradient-stop svg:offset="0" loext:color-type="rgb" loext:color-value="#012269"/>
      <loext:gradient-stop svg:offset="1" loext:color-type="rgb" loext:color-value="#ffd7d7"/>
    </draw:gradient>
    <draw:gradient draw:name="Gradient_20_26" draw:display-name="Gradient 26" draw:style="linear" draw:start-color="#012269" draw:end-color="#99a6c3" draw:start-intensity="100%" draw:end-intensity="100%" draw:angle="30deg" draw:border="0%">
      <loext:gradient-stop svg:offset="0" loext:color-type="rgb" loext:color-value="#012269"/>
      <loext:gradient-stop svg:offset="1" loext:color-type="rgb" loext:color-value="#99a6c3"/>
    </draw:gradient>
    <draw:gradient draw:name="Gradient_20_27" draw:display-name="Gradient 27" draw:style="linear" draw:start-color="#012269" draw:end-color="#99a6c3" draw:start-intensity="100%" draw:end-intensity="100%" draw:angle="90deg" draw:border="0%">
      <loext:gradient-stop svg:offset="0" loext:color-type="rgb" loext:color-value="#012269"/>
      <loext:gradient-stop svg:offset="1" loext:color-type="rgb" loext:color-value="#99a6c3"/>
    </draw:gradient>
    <draw:gradient draw:name="Gradient_20_28" draw:display-name="Gradient 28" draw:style="square" draw:cx="50%" draw:cy="50%" draw:start-color="#012269" draw:end-color="#99a6c3" draw:start-intensity="100%" draw:end-intensity="100%" draw:angle="90deg" draw:border="0%">
      <loext:gradient-stop svg:offset="0" loext:color-type="rgb" loext:color-value="#012269"/>
      <loext:gradient-stop svg:offset="1" loext:color-type="rgb" loext:color-value="#99a6c3"/>
    </draw:gradient>
    <draw:gradient draw:name="Pastel_20_Bouquet" draw:display-name="Pastel Bouquet" draw:style="linear" draw:start-color="#dde8cb" draw:end-color="#ffd7d7" draw:start-intensity="100%" draw:end-intensity="100%" draw:angle="30deg" draw:border="0%">
      <loext:gradient-stop svg:offset="0" loext:color-type="rgb" loext:color-value="#dde8cb"/>
      <loext:gradient-stop svg:offset="1" loext:color-type="rgb" loext:color-value="#ffd7d7"/>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59.4cm" fo:page-height="4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2T13:52:05.003590724</meta:creation-date>
    <dc:date>2024-03-02T14:10:16.288847128</dc:date>
    <meta:editing-duration>PT4M59S</meta:editing-duration>
    <meta:editing-cycles>2</meta:editing-cycles>
    <meta:generator>LibreOffice/24.2.0.3$Linux_X86_64 LibreOffice_project/420$Build-3</meta:generator>
    <meta:document-statistic meta:object-count="59"/>
  </office:meta>
</office:document-meta>
</file>